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language="it" fo:country="IT"/>
    </style:style>
    <style:style style:name="P3" style:parent-style-name="Normal" style:family="paragraph">
      <style:text-properties fo:language="it" fo:country="IT"/>
    </style:style>
    <style:style style:name="P4" style:parent-style-name="Normal" style:family="paragraph">
      <style:text-properties fo:language="it" fo:country="IT"/>
    </style:style>
    <style:style style:name="P5" style:parent-style-name="Normal" style:family="paragraph">
      <style:text-properties fo:language="it" fo:country="IT"/>
    </style:style>
    <style:style style:name="P6" style:parent-style-name="Normal" style:family="paragraph">
      <style:text-properties fo:language="it" fo:country="IT"/>
    </style:style>
    <style:style style:name="P7" style:parent-style-name="Normal" style:family="paragraph">
      <style:text-properties fo:language="it" fo:country="IT"/>
    </style:style>
  </office:automatic-styles>
  <office:body>
    <office:text text:use-soft-page-breaks="true">
      <text:p text:style-name="P1">D'accord, prenons en compte les nouvelles informations pour l'afficheur et reprenons depuis le début avec les données précédentes pour les autres composants :</text:p>
      <text:p text:style-name="Normal"/>
      <text:p text:style-name="Normal">Composants du système :</text:p>
      <text:p text:style-name="Normal">- Arduino Nano : 1</text:p>
      <text:p text:style-name="Normal">- Puces RFM96/RFM98 : 2</text:p>
      <text:p text:style-name="Normal">- Raspberry Pi 3B+ (passerelle) : 1</text:p>
      <text:p text:style-name="Normal">- Raspberry Pi : 1</text:p>
      <text:p text:style-name="Normal">- Afficheur : 1</text:p>
      <text:p text:style-name="Normal">- Capteur BME280 : Le nombre de capteurs dépend du nombre de passerelles (1 par passerelle)</text:p>
      <text:p text:style-name="Normal"/>
      <text:p text:style-name="Normal">Consommation estimée des composants :</text:p>
      <text:p text:style-name="Normal">- Arduino Nano : 30 mA par Arduino Nano</text:p>
      <text:p text:style-name="Normal">- Puces RFM96/RFM98 : 50 mA par puce (multiplié par le nombre de puces, soit 2)</text:p>
      <text:p text:style-name="Normal">- Raspberry Pi 3B+ (passerelle) : 2,7 W (540 mA à 5 V)</text:p>
      <text:p text:style-name="Normal">- Raspberry Pi : 2,7 W (540 mA à 5 V)</text:p>
      <text:p text:style-name="Normal">- Afficheur : Selon les nouvelles informations, il s'agit d'une alimentation de 5V, 40A, 200W. La consommation réelle de l'afficheur peut varier en fonction de son utilisation spécifique. Supposons une consommation moyenne de 180W pour l'afficheur.</text:p>
      <text:p text:style-name="Normal">- Capteur BME280 : 10 mA par capteur (multiplié par le nombre de passerelles)</text:p>
      <text:p text:style-name="Normal"/>
      <text:p text:style-name="Normal">Maintenant, calculons la consommation totale :</text:p>
      <text:p text:style-name="Normal"/>
      <text:p text:style-name="Normal">Consommation totale = (Consommation Arduino × Nombre d'Arduinos) + (Consommation RFM × Nombre de RFM) + (Consommation Raspberry Pi 3B+ × Nombre de passerelles) + (Consommation Raspberry Pi) + (Consommation Afficheur) + (Consommation Capteur BME280 × Nombre de passerelles)</text:p>
      <text:p text:style-name="Normal"/>
      <text:p text:style-name="P2">Consommation totale = (30 mA * 1 Arduino Nano) + (50 mA * 2 puces RFM) + (540 mA * 1 Raspberry Pi 3B+) + (540 mA * 1 Raspberry Pi) + (180 W * 1 afficheur) + (10 mA * 1 capteur BME280)</text:p>
      <text:p text:style-name="P3"/>
      <text:p text:style-name="P4">Consommation totale = 30 mA + 100 mA + 540 mA + 540 mA + 180 W + 10 mA</text:p>
      <text:p text:style-name="P5"/>
      <text:soft-page-break/>
      <text:p text:style-name="Normal">À noter : La consommation de l'afficheur est donnée en watts, nous allons la convertir en milliampères pour être cohérents avec les autres composants.</text:p>
      <text:p text:style-name="Normal"/>
      <text:p text:style-name="Normal">Consommation Afficheur = Puissance (W) / Tension (V) * 1000 (pour obtenir des milliampères)</text:p>
      <text:p text:style-name="Normal"/>
      <text:p text:style-name="Normal">Supposons une consommation de 180 W pour l'afficheur :</text:p>
      <text:p text:style-name="Normal"/>
      <text:p text:style-name="Normal">Consommation Afficheur = 180 W / 5 V * 1000 = 36 000 mA</text:p>
      <text:p text:style-name="Normal"/>
      <text:p text:style-name="Normal">Maintenant, calculons la consommation totale :</text:p>
      <text:p text:style-name="Normal"/>
      <text:p text:style-name="P6">Consommation totale = 30 mA + 100 mA + 540 mA + 540 mA + 36 000 mA + 10 mA</text:p>
      <text:p text:style-name="P7"/>
      <text:p text:style-name="Normal">Consommation totale = 37 220 mA (ou 37,22 A)</text:p>
      <text:p text:style-name="Normal"/>
      <text:p text:style-name="Normal">Ainsi, la consommation totale estimée du système avec une passerelle serait d'environ 37 220 milliampères (ou 37,22 ampères). Veuillez noter que la consommation élevée de l'afficheur a un impact significatif sur la consommation totale du système. Il est important de prendre en compte cette consommation lors de la planification de l'alimentation électrique du système et de s'assurer d'utiliser une source d'alimentation appropriée capable de fournir une telle puissanc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oualid Ghouaiel</meta:initial-creator>
    <dc:creator>oualid Ghouaiel</dc:creator>
    <meta:creation-date>2023-05-21T21:19:00Z</meta:creation-date>
    <dc:date>2023-05-21T21:21:00Z</dc:date>
    <meta:template xlink:href="Normal" xlink:type="simple"/>
    <meta:editing-cycles>1</meta:editing-cycles>
    <meta:editing-duration>PT120S</meta:editing-duration>
    <meta:document-statistic meta:page-count="2" meta:paragraph-count="5" meta:word-count="392" meta:character-count="2545" meta:row-count="17" meta:non-whitespace-character-count="2158"/>
  </office:meta>
</office:document-meta>
</file>